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5.49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144pt"/>
    </style:style>
    <style:style style:name="co6" style:family="table-column">
      <style:table-column-properties fo:break-before="auto" style:column-width="327.29pt"/>
    </style:style>
    <style:style style:name="co7" style:family="table-column">
      <style:table-column-properties fo:break-before="auto" style:column-width="182.95pt"/>
    </style:style>
    <style:style style:name="co8" style:family="table-column">
      <style:table-column-properties fo:break-before="auto" style:column-width="361.25pt"/>
    </style:style>
    <style:style style:name="co9" style:family="table-column">
      <style:table-column-properties fo:break-before="auto" style:column-width="176.74pt"/>
    </style:style>
    <style:style style:name="co10" style:family="table-column">
      <style:table-column-properties fo:break-before="auto" style:column-width="345.06pt"/>
    </style:style>
    <style:style style:name="co11" style:family="table-column">
      <style:table-column-properties fo:break-before="auto" style:column-width="180pt"/>
    </style:style>
    <style:style style:name="co12" style:family="table-column">
      <style:table-column-properties fo:break-before="auto" style:column-width="324.99pt"/>
    </style:style>
    <style:style style:name="co13" style:family="table-column">
      <style:table-column-properties fo:break-before="auto" style:column-width="108pt"/>
    </style:style>
    <style:style style:name="co14" style:family="table-column">
      <style:table-column-properties fo:break-before="auto" style:column-width="285.59pt"/>
    </style:style>
    <style:style style:name="co15" style:family="table-column">
      <style:table-column-properties fo:break-before="auto" style:column-width="28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9999"/>
    </style:style>
    <style:style style:name="ta3" style:family="table" style:master-page-name="Default">
      <style:table-properties table:display="true" style:writing-mode="lr-tb" tableooo:tab-color="#00ff66"/>
    </style:style>
    <style:style style:name="ta4" style:family="table" style:master-page-name="Default">
      <style:table-properties table:display="true" style:writing-mode="lr-tb" tableooo:tab-color="#99ffff"/>
    </style:style>
    <style:style style:name="ta5" style:family="table" style:master-page-name="Default">
      <style:table-properties table:display="true" style:writing-mode="lr-tb" tableooo:tab-color="#9933ff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style:font-size-asian="14pt" style:font-size-complex="14pt"/>
    </style:style>
    <style:style style:name="ce10" style:family="table-cell" style:parent-style-name="Default">
      <style:table-cell-properties fo:background-color="#ccff66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fo:background-color="#ffcc00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fo:background-color="#ffff99"/>
      <style:text-properties style:text-position="" fo:font-size="14pt" style:font-size-asian="14pt" style:font-size-complex="14pt"/>
    </style:style>
    <style:style style:name="ce13" style:family="table-cell" style:parent-style-name="Default">
      <style:table-cell-properties fo:background-color="#b2b2b2"/>
      <style:text-properties style:text-position="" fo:font-size="14pt" style:font-size-asian="14pt" style:font-size-complex="14pt"/>
    </style:style>
    <style:style style:name="ce14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b2b2b2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66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fo:background-color="#99ffff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#ff9999"/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8" style:family="table-cell" style:parent-style-name="Default" style:data-style-name="N122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9" style:family="table-cell" style:parent-style-name="Default">
      <style:table-cell-properties fo:background-color="#cc66ff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8" style:family="table-cell" style:parent-style-name="Default" style:data-style-name="N4">
      <style:table-cell-properties fo:background-color="transparent"/>
      <style:text-properties style:text-position="" fo:font-size="14pt" style:font-size-asian="14pt" style:font-size-complex="14pt"/>
    </style:style>
    <style:style style:name="ce19" style:family="table-cell" style:parent-style-name="Default" style:data-style-name="N4">
      <style:text-properties style:text-position="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32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3" style:family="table-cell" style:parent-style-name="Default" style:data-style-name="N122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4" style:family="table-cell" style:parent-style-name="Default">
      <style:table-cell-properties fo:background-color="#cc66ff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ccff66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cc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b2b2b2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b2b2b2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style:font-name="Liberation Sans" style:font-name-asian="Noto Sans CJK SC Regular" style:font-name-complex="FreeSans"/>
    </style:style>
    <style:style style:name="ce43" style:family="table-cell" style:parent-style-name="Default" style:data-style-name="N4">
      <style:table-cell-properties fo:background-color="transparent"/>
      <style:text-properties fo:font-size="14pt" style:font-size-asian="14pt" style:font-size-complex="14pt"/>
    </style:style>
    <style:style style:name="ce44" style:family="table-cell" style:parent-style-name="Default" style:data-style-name="N4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1" table:number-columns-repeated="9" table:default-cell-style-name="ce6"/>
        <table:table-column table:style-name="co2" table:number-columns-repeated="1015" table:default-cell-style-name="ce6"/>
        <table:table-row table:style-name="ro1"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IMAGES</text:p>
          </table:table-cell>
          <table:table-cell table:style-name="ce1" office:value-type="string" calcext:value-type="string">
            <text:p>BUNDLES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ARTS</text:p>
          </table:table-cell>
          <table:table-cell table:style-name="ce1" office:value-type="string" calcext:value-type="string">
            <text:p>SESSI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ductId</text:p>
          </table:table-cell>
          <table:table-cell table:style-name="ce5" office:value-type="string" calcext:value-type="string">
            <text:p>optionId</text:p>
          </table:table-cell>
          <table:table-cell table:style-name="ce3" office:value-type="string" calcext:value-type="string">
            <text:p>imageId</text:p>
          </table:table-cell>
          <table:table-cell table:style-name="ce9" office:value-type="string" calcext:value-type="string">
            <text:p>bundleId</text:p>
          </table:table-cell>
          <table:table-cell table:style-name="ce10" office:value-type="string" calcext:value-type="string">
            <text:p>userEmail</text:p>
          </table:table-cell>
          <table:table-cell table:style-name="ce4" office:value-type="string" calcext:value-type="string">
            <text:p>categoryId</text:p>
          </table:table-cell>
          <table:table-cell table:style-name="ce12" office:value-type="string" calcext:value-type="string">
            <text:p>orderId</text:p>
          </table:table-cell>
          <table:table-cell table:style-name="ce13" office:value-type="string" calcext:value-type="string">
            <text:p>cartElementId</text:p>
          </table:table-cell>
          <table:table-cell table:style-name="ce11" office:value-type="string" calcext:value-type="string">
            <text:p>sessionId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productName</text:p>
          </table:table-cell>
          <table:table-cell table:style-name="ce3" office:value-type="string" calcext:value-type="string">
            <text:p>optionName</text:p>
          </table:table-cell>
          <table:table-cell table:style-name="ce5" office:value-type="string" calcext:value-type="string">
            <text:p>optionId</text:p>
          </table:table-cell>
          <table:table-cell table:style-name="ce2" office:value-type="string" calcext:value-type="string">
            <text:p>productId1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categoryName</text:p>
          </table:table-cell>
          <table:table-cell table:style-name="ce11" office:value-type="string" calcext:value-type="string">
            <text:p>sessionId</text:p>
          </table:table-cell>
          <table:table-cell table:style-name="ce12" office:value-type="string" calcext:value-type="string">
            <text:p>orderId</text:p>
          </table:table-cell>
          <table:table-cell table:style-name="ce3" office:value-type="string" calcext:value-type="string">
            <text:p>userEmail</text:p>
          </table:table-cell>
          <table:table-cell/>
          <table:table-cell table:style-name="ce15"/>
          <table:table-cell table:number-columns-repeated="1013"/>
        </table:table-row>
        <table:table-row table:style-name="ro1">
          <table:table-cell table:style-name="ce4" office:value-type="string" calcext:value-type="string">
            <text:p>productCategoryId</text:p>
          </table:table-cell>
          <table:table-cell table:style-name="ce3" office:value-type="string" calcext:value-type="string">
            <text:p>optionDimensions</text:p>
          </table:table-cell>
          <table:table-cell office:value-type="string" calcext:value-type="string">
            <text:p>imageUrl</text:p>
          </table:table-cell>
          <table:table-cell table:style-name="ce2" office:value-type="string" calcext:value-type="string">
            <text:p>productId2</text:p>
          </table:table-cell>
          <table:table-cell table:style-name="ce3" office:value-type="string" calcext:value-type="string">
            <text:p>userLastName</text:p>
          </table:table-cell>
          <table:table-cell/>
          <table:table-cell office:value-type="string" calcext:value-type="string">
            <text:p>checkedOut</text:p>
          </table:table-cell>
          <table:table-cell table:style-name="ce2" office:value-type="string" calcext:value-type="string">
            <text:p>productId</text:p>
          </table:table-cell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optionId1</text:p>
          </table:table-cell>
          <table:table-cell office:value-type="string" calcext:value-type="string">
            <text:p>optionWeight</text:p>
          </table:table-cell>
          <table:table-cell/>
          <table:table-cell table:style-name="ce2" office:value-type="string" calcext:value-type="string">
            <text:p>productId3</text:p>
          </table:table-cell>
          <table:table-cell table:style-name="ce3" office:value-type="string" calcext:value-type="string">
            <text:p>userAddress1</text:p>
          </table:table-cell>
          <table:table-cell table:number-columns-repeated="2"/>
          <table:table-cell table:style-name="ce5" office:value-type="string" calcext:value-type="string">
            <text:p>optionId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optionId2</text:p>
          </table:table-cell>
          <table:table-cell table:style-name="ce7" office:value-type="string" calcext:value-type="string">
            <text:p>optionMaterials</text:p>
          </table:table-cell>
          <table:table-cell table:style-name="ce3"/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userAddress2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optionId3</text:p>
          </table:table-cell>
          <table:table-cell table:style-name="ce7" office:value-type="string" calcext:value-type="string">
            <text:p>optionInput</text:p>
          </table:table-cell>
          <table:table-cell/>
          <table:table-cell table:style-name="ce3"/>
          <table:table-cell table:style-name="ce11" office:value-type="string" calcext:value-type="string">
            <text:p>sessionId</text:p>
          </table:table-cell>
          <table:table-cell table:number-columns-repeated="2"/>
          <table:table-cell office:value-type="string" calcext:value-type="string">
            <text:p>discoun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optionId4</text:p>
          </table:table-cell>
          <table:table-cell table:style-name="ce7" office:value-type="string" calcext:value-type="string">
            <text:p>optionOutpu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table:style-name="ce5" office:value-type="string" calcext:value-type="string">
            <text:p>optionId5</text:p>
          </table:table-cell>
          <table:table-cell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optionId6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optionId7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>
            <text:p>optionId8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ages" table:style-name="ta1">
        <table:table-column table:style-name="co2" table:default-cell-style-name="Default"/>
        <table:table-column table:style-name="co2" table:default-cell-style-name="ce16"/>
        <table:table-column table:style-name="co3" table:default-cell-style-name="ce17"/>
        <table:table-column table:style-name="co2" table:number-columns-repeated="5" table:default-cell-style-name="Default"/>
        <table:table-column table:style-name="co2" table:default-cell-style-name="ce17"/>
        <table:table-row table:style-name="ro2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table:style-name="ce16"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oneplus3t/3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neplus3t/3t-gold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s/3t-protective-case/sandstone/back.png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s/3t-protective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s/3t-protective-case/sandstone/back-side-right.png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s/3t-protective-case/sandstone/front.png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s/3t-protective-case/bamboo/back.png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s/3t-protective-case/bamboo/back-side-left.png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s/3t-protective-case/bamboo/back-side-right.png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s/3t-protective-case/bamboo/front.png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s/3t-protective-case/ebony-wood/back.png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s/3t-protective-case/ebony-wood/back-side-left.png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s/3t-protective-case/ebony-wood/back-side-right.png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s/3t-protective-case/ebony-wood/front.png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s/3t-protective-case/karbon/back.png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s/3t-protective-case/karbon/back-side-left.png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s/3t-protective-case/karbon/back-side-right.png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s/3t-protective-case/karbon/front.png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s/3t-protective-case/rosewood/back.png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s/3t-protective-case/rosewood/back-side-left.png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s/3t-protective-case/rosewood/back-side-right.png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s/3t-protective-case/rosewood/front.png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s/3t-flipcover/black/back.png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s/3t-flipcover/black/front.png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s/3t-flipcover/black/side.png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s/3t-flipcover/gray/back.png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s/3t-flipcover/gray/front.png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s/3t-flipcover/gray/side.png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es/3t-otterbox/cardinal-red/back.png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es/3t-otterbox/cardinal-red/back-front.png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es/3t-otterbox/cardinal-red/front.png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ses/3t-otterbox/dark-matter/back.png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ses/3t-otterbox/dark-matter/back-front.png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ses/3t-otterbox/dark-matter/front.png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s/3t-otterbox/saharan-white/back.png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s/3t-otterbox/saharan-white/back-front.png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s/3t-otterbox/saharan-white/front.png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es/2-styleswap/bamboo/back.png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es/2-styleswap/black-apricot/back.jpg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es/2-styleswap/karbon/back.jpg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ses/2-styleswap/rosewood/back.jpg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es/2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s/2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es/2-flipcover/gray/gray-front.png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ses/2-flipcover/blue/blue-front.png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es/2-flipcovery/yellow/yellow-front.png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ses/2-siliconecase/red/red-back.png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es/2-siliconecase/white/white-back.png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ses/2-siliconecase/blue/blue-back.png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ses/x-protective-case/sandstone/sandstone-back.png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es/x-protective-case/bamboo/bamboo-back.png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es/x-protective-case/black-apricot/black-apricot-back.png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es/x-protective-case/karbon/karbon-back.png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ses/x-protective-case/karbon/rosewood-back.png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ses/x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ses/x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ses/x-flipcover/orange/orange-front.png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ses/x-flipcover/gray/gray-front.png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ses/x-silicone/red/red-back.png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es/x-silicone/black/black-back.png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es/x-silicone/white/white-back.png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ses/x-silicone/blue/blue-back.png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es/x-translucent/clear/clear-back.png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ses/x-translucent/gray/gray-back.png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es/x-hard-graft-case/ocean/ocean-front.png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es/x-hard-graft-case/ocean/ocean-back.png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es/x-hard-graft-case/ocean/ocean-side.png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ases/x-hard-graft-case/ocean/neutral-front.png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ases/x-hard-graft-case/ocean/neutral-back.png</text:p>
          </table:table-cell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ases/x-hard-graft-case/ocean/neutral-side.png</text:p>
          </table:table-cell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ses/powerbank-silicone/black/black-front.png</text:p>
          </table:table-cell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ses/powerbank-silicone/white/white-front.png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ses/powerbank-silicone/green/green-front.png</text:p>
          </table:table-cell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es/powerbank-silicone/blue/blue-front.png</text:p>
          </table:table-cell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ses/iphone6-6s-case/sandstone/back.png</text:p>
          </table:table-cell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ses/iphone6-6s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reen-protectors/3-3t-curved-glass/black/box.png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reen-protectors/3-3t-curved-glass/black/black-front.png</text:p>
          </table:table-cell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reen-protectors/3-3t-curved-glass/white/box.png</text:p>
          </table:table-cell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reen-protectors/3-3t-curved-glass/white/white-front.png</text:p>
          </table:table-cell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reen-protectors/3-3t-glass/box.png</text:p>
          </table:table-cell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reen-protectors/3-3t-glass/front.png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reen-protectors/3-3t-glass/front-side-right.png</text:p>
          </table:table-cell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reen-protectors/3-3t-glass/front-side-horizontal.png</text:p>
          </table:table-cell>
          <table:table-cell table:number-columns-repeated="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reen-protectors/2-premium/box.png</text:p>
          </table:table-cell>
          <table:table-cell table:number-columns-repeated="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creen-protectors/x-glass/box.png</text:p>
          </table:table-cell>
          <table:table-cell table:number-columns-repeated="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reen-protectors/x-premium/box.png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bles/dash-cable/100/side.png</text:p>
          </table:table-cell>
          <table:table-cell table:number-columns-repeated="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bles/dash-cable/150/side.png</text:p>
          </table:table-cell>
          <table:table-cell table:number-columns-repeated="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bles/c-otg/side-stretched.png</text:p>
          </table:table-cell>
          <table:table-cell table:number-columns-repeated="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bles/c-otg/side-curled.png</text:p>
          </table:table-cell>
          <table:table-cell table:number-columns-repeated="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argers/dash-car-charger/side-right.png</text:p>
          </table:table-cell>
          <table:table-cell table:number-columns-repeated="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argers/dash-car-charger/top-down.png</text:p>
          </table:table-cell>
          <table:table-cell table:number-columns-repeated="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argers/dash-car-charger/included-cable.png</text:p>
          </table:table-cell>
          <table:table-cell table:number-columns-repeated="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bles/micro-usb/150/side.png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bles/micro-usb-otg/side-curled.png</text:p>
          </table:table-cell>
          <table:table-cell table:number-columns-repeated="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hargers/usb-power-adapter/side.png</text:p>
          </table:table-cell>
          <table:table-cell table:number-columns-repeated="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wer-banks/oneplus-power-bank/black/front.png</text:p>
          </table:table-cell>
          <table:table-cell table:number-columns-repeated="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wer-banks/oneplus-power-bank/white/front.png</text:p>
          </table:table-cell>
          <table:table-cell table:number-columns-repeated="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dio/bullets-v2/black/front.png</text:p>
          </table:table-cell>
          <table:table-cell table:number-columns-repeated="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dio/bullets-v2/white/front.png</text:p>
          </table:table-cell>
          <table:table-cell table:number-columns-repeated="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udio/icons/gold/front.png</text:p>
          </table:table-cell>
          <table:table-cell table:number-columns-repeated="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dio/icons/graphite/front.png</text:p>
          </table:table-cell>
          <table:table-cell table:number-columns-repeated="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ar/oneplus-travel-backpack/side-left.png</text:p>
          </table:table-cell>
          <table:table-cell table:number-columns-repeated="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ar/oneplus-travel-backpack/front.png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ar/oneplus-travel-backpack/back.png</text:p>
          </table:table-cell>
          <table:table-cell table:number-columns-repeated="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ear/oneplus-travel-messenger/black/side-left.png</text:p>
          </table:table-cell>
          <table:table-cell table:number-columns-repeated="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ar/oneplus-travel-messenger/blue-gray/side-left.png</text:p>
          </table:table-cell>
          <table:table-cell table:number-columns-repeated="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ear/oneplus-leather-messenger/side-left.png</text:p>
          </table:table-cell>
          <table:table-cell table:number-columns-repeated="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ear/oneplus-leather-messenger/side.png</text:p>
          </table:table-cell>
          <table:table-cell table:number-columns-repeated="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ear/oneplus-leather-messenger/back.png</text:p>
          </table:table-cell>
          <table:table-cell table:number-columns-repeated="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oneplus3t/3t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oneplus3t/3t-back</text:p>
          </table:table-cell>
          <table:table-cell table:number-columns-repeated="5"/>
          <table:table-cell table:style-name="Default"/>
        </table:table-row>
      </table:table>
      <table:table table:name="Options" table:style-name="ta2">
        <table:table-column table:style-name="co4" table:default-cell-style-name="ce6"/>
        <table:table-column table:style-name="co5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19"/>
        <table:table-column table:style-name="co5" table:number-columns-repeated="1007" table:default-cell-style-name="ce6"/>
        <table:table-column table:style-name="co5" table:number-columns-repeated="6" table:default-cell-style-name="Default"/>
        <table:table-row table:style-name="ro1">
          <table:table-cell table:style-name="ce5" office:value-type="string" calcext:value-type="string">
            <text:p>optionId</text:p>
          </table:table-cell>
          <table:table-cell table:style-name="ce3" office:value-type="string" calcext:value-type="string">
            <text:p>productId</text:p>
          </table:table-cell>
          <table:table-cell table:style-name="ce3" office:value-type="string" calcext:value-type="string">
            <text:p>optionName</text:p>
          </table:table-cell>
          <table:table-cell table:style-name="ce3" office:value-type="string" calcext:value-type="string">
            <text:p>optionImageColor</text:p>
          </table:table-cell>
          <table:table-cell table:style-name="ce3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18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7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7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7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7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7" office:value-type="string" calcext:value-type="string">
            <text:p>149.6 x 71.5 x 0.6mm</text:p>
          </table:table-cell>
          <table:table-cell table:style-name="ce7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7" office:value-type="string" calcext:value-type="string">
            <text:p>149.6 x 71.5 x 0.6mm</text:p>
          </table:table-cell>
          <table:table-cell table:style-name="ce7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7" office:value-type="string" calcext:value-type="string">
            <text:p>144 x 66.2 x 0.45mm</text:p>
          </table:table-cell>
          <table:table-cell table:style-name="ce7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7" office:value-type="string" calcext:value-type="string">
            <text:p>148.8 x 71.9 x 0.15mm</text:p>
          </table:table-cell>
          <table:table-cell table:style-name="ce7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7" office:value-type="string" calcext:value-type="string">
            <text:p>132.5 x 62 x 0.2mm</text:p>
          </table:table-cell>
          <table:table-cell table:style-name="ce7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7" office:value-type="string" calcext:value-type="string">
            <text:p>132.5 x 62 x 0.15mm</text:p>
          </table:table-cell>
          <table:table-cell table:style-name="ce7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7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7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7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7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7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7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7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s" table:style-name="ta3">
        <table:table-column table:style-name="co11" table:default-cell-style-name="ce6"/>
        <table:table-column table:style-name="co12" table:default-cell-style-name="ce6"/>
        <table:table-column table:style-name="co11" table:number-columns-repeated="1012" table:default-cell-style-name="ce6"/>
        <table:table-column table:style-name="co11" table:number-columns-repeated="10" table:default-cell-style-name="Default"/>
        <table:table-row table:style-name="ro1">
          <table:table-cell table:style-name="ce2" office:value-type="string" calcext:value-type="string">
            <text:p>productId</text:p>
          </table:table-cell>
          <table:table-cell table:style-name="ce3" office:value-type="string" calcext:value-type="string">
            <text:p>productName</text:p>
          </table:table-cell>
          <table:table-cell table:style-name="ce4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4">
        <table:table-column table:style-name="co5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4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undles" table:style-name="ta5">
        <table:table-column table:style-name="co13" table:default-cell-style-name="ce6"/>
        <table:table-column table:style-name="co14" table:default-cell-style-name="ce6"/>
        <table:table-column table:style-name="co13" table:number-columns-repeated="8" table:default-cell-style-name="ce6"/>
        <table:table-column table:style-name="co15" table:number-columns-repeated="5" table:default-cell-style-name="ce6"/>
        <table:table-column table:style-name="co13" table:default-cell-style-name="ce6"/>
        <table:table-column table:style-name="co5" table:number-columns-repeated="1007" table:default-cell-style-name="ce6"/>
        <table:table-column table:style-name="co5" table:default-cell-style-name="Default"/>
        <table:table-row table:style-name="ro1">
          <table:table-cell table:style-name="ce9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2</text:p>
          </table:table-cell>
          <table:table-cell office:value-type="string" calcext:value-type="string">
            <text:p>productId3</text:p>
          </table:table-cell>
          <table:table-cell office:value-type="string" calcext:value-type="string">
            <text:p>productId4</text:p>
          </table:table-cell>
          <table:table-cell office:value-type="string" calcext:value-type="string">
            <text:p>productId5</text:p>
          </table:table-cell>
          <table:table-cell office:value-type="string" calcext:value-type="string">
            <text:p>image1</text:p>
          </table:table-cell>
          <table:table-cell office:value-type="string" calcext:value-type="string">
            <text:p>image2</text:p>
          </table:table-cell>
          <table:table-cell office:value-type="string" calcext:value-type="string">
            <text:p>image3</text:p>
          </table:table-cell>
          <table:table-cell office:value-type="string" calcext:value-type="string">
            <text:p>image4</text:p>
          </table:table-cell>
          <table:table-cell office:value-type="string" calcext:value-type="string">
            <text:p>image5</text:p>
          </table:table-cell>
          <table:table-cell office:value-type="string" calcext:value-type="string">
            <text:p>discount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bundles/go-big-go-home/black-apricot.png</text:p>
          </table:table-cell>
          <table:table-cell office:value-type="string" calcext:value-type="string">
            <text:p>/bundles/go-big-go-home/ebony-wood.png</text:p>
          </table:table-cell>
          <table:table-cell office:value-type="string" calcext:value-type="string">
            <text:p>/bundles/go-big-go-home/karbon.png</text:p>
          </table:table-cell>
          <table:table-cell office:value-type="string" calcext:value-type="string">
            <text:p>/bundles/go-big-go-home/rosewood.png</text:p>
          </table:table-cell>
          <table:table-cell office:value-type="string" calcext:value-type="string">
            <text:p>/bundles/go-big-go-home/sandstone.png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/bundles/essentials/black-apricot.png</text:p>
          </table:table-cell>
          <table:table-cell office:value-type="string" calcext:value-type="string">
            <text:p>/bundles/essentials/ebony-wood.png</text:p>
          </table:table-cell>
          <table:table-cell office:value-type="string" calcext:value-type="string">
            <text:p>/bundles/essentials/karbon.png</text:p>
          </table:table-cell>
          <table:table-cell office:value-type="string" calcext:value-type="string">
            <text:p>/bundles/essentials/rosewood.png</text:p>
          </table:table-cell>
          <table:table-cell office:value-type="string" calcext:value-type="string">
            <text:p>/bundles/essentials/sandstone.png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/bundles/dash-power/side-left.png</text:p>
          </table:table-cell>
          <table:table-cell table:style-name="ce7" office:value-type="string" calcext:value-type="string">
            <text:p>/bundles/dash-power/side.png</text:p>
          </table:table-cell>
          <table:table-cell table:style-name="ce7" office:value-type="string" calcext:value-type="string">
            <text:p>/bundles/dash-power/side-european.png</text:p>
          </table:table-cell>
          <table:table-cell table:style-name="ce7" office:value-type="string" calcext:value-type="string">
            <text:p>/bundles/dash-power/dash-cable.p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/bundles/style-swap/karbon.png</text:p>
          </table:table-cell>
          <table:table-cell table:style-name="ce7" office:value-type="string" calcext:value-type="string">
            <text:p>/bundles/style-swap/rosewood.png</text:p>
          </table:table-cell>
          <table:table-cell table:style-name="ce7" office:value-type="string" calcext:value-type="string">
            <text:p>/bundles/style-swap/bamboo.png</text:p>
          </table:table-cell>
          <table:table-cell table:style-name="ce7" office:value-type="string" calcext:value-type="string">
            <text:p>/bundles/style-swap/black-apricot.png</text:p>
          </table:table-cell>
          <table:table-cell table:style-name="ce7" office:value-type="string" calcext:value-type="string">
            <text:p>/bundles/style-swap/sandstone.png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/bundles/power-up/black-translucent.png</text:p>
          </table:table-cell>
          <table:table-cell table:style-name="ce7" office:value-type="string" calcext:value-type="string">
            <text:p>/bundles/power-up/black-green.png</text:p>
          </table:table-cell>
          <table:table-cell table:style-name="ce7" office:value-type="string" calcext:value-type="string">
            <text:p>/bundles/power-up/black-blue.png</text:p>
          </table:table-cell>
          <table:table-cell table:style-name="ce7" office:value-type="string" calcext:value-type="string">
            <text:p>/bundles/power-up/black-black.p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bundles/2-go-big-go-home/bamboo.png</text:p>
          </table:table-cell>
          <table:table-cell table:style-name="ce7" office:value-type="string" calcext:value-type="string">
            <text:p>/bundles/2-go-big-go-home/black-apricot.png</text:p>
          </table:table-cell>
          <table:table-cell table:style-name="ce7" office:value-type="string" calcext:value-type="string">
            <text:p>/bundles/2-go-big-go-home/karbon.png</text:p>
          </table:table-cell>
          <table:table-cell table:style-name="ce7" office:value-type="string" calcext:value-type="string">
            <text:p>/bundles/2-go-big-go-home/rosewood.pn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/bundles/2-essentials/bamboo.png</text:p>
          </table:table-cell>
          <table:table-cell table:style-name="ce7" office:value-type="string" calcext:value-type="string">
            <text:p>/bundles/2-essentials/black-apricot.png</text:p>
          </table:table-cell>
          <table:table-cell table:style-name="ce7" office:value-type="string" calcext:value-type="string">
            <text:p>/bundles/2-essentials/karbon.png</text:p>
          </table:table-cell>
          <table:table-cell table:style-name="ce7" office:value-type="string" calcext:value-type="string">
            <text:p>/bundles/2-essentials/rosewood.pn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/bundles/x-essentials/bamboo.png</text:p>
          </table:table-cell>
          <table:table-cell table:style-name="ce7" office:value-type="string" calcext:value-type="string">
            <text:p>/bundles/x-essentials/black-apricot.png</text:p>
          </table:table-cell>
          <table:table-cell table:style-name="ce7" office:value-type="string" calcext:value-type="string">
            <text:p>/bundles/x-essentials/karbon.png</text:p>
          </table:table-cell>
          <table:table-cell table:style-name="ce7" office:value-type="string" calcext:value-type="string">
            <text:p>/bundles/x-essentials/rosewood.png</text:p>
          </table:table-cell>
          <table:table-cell table:style-name="ce7" office:value-type="string" calcext:value-type="string">
            <text:p>/bundles/x-essentials/sandstone.png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/bundles/gear/backpack-dash.png</text:p>
          </table:table-cell>
          <table:table-cell office:value-type="string" calcext:value-type="string">
            <text:p>/bundles/gear/travel-blue-dash.png</text:p>
          </table:table-cell>
          <table:table-cell table:style-name="ce7" office:value-type="string" calcext:value-type="string">
            <text:p>/bundles/gear/travel-black-dash.png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9:50:38.385292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7-03-17T19:21:31.904880610</dc:date>
    <meta:editing-duration>PT6H57M42S</meta:editing-duration>
    <meta:editing-cycles>54</meta:editing-cycles>
    <meta:generator>LibreOffice/5.1.6.2$Linux_X86_64 LibreOffice_project/10m0$Build-2</meta:generator>
    <meta:document-statistic meta:table-count="6" meta:cell-count="1386" meta:object-count="0"/>
  </office:meta>
</office:document-meta>
</file>